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URW Chancery L1"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5099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8e961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50993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fo:font-style="italic" officeooo:rsid="00250993" style:font-style-asian="italic" style:font-style-complex="italic"/>
    </style:style>
    <style:style style:name="T3" style:family="text">
      <style:text-properties officeooo:rsid="0021cd4e"/>
    </style:style>
    <style:style style:name="T4" style:family="text">
      <style:text-properties officeooo:rsid="000c7d58"/>
    </style:style>
    <style:style style:name="T5" style:family="text">
      <style:text-properties officeooo:rsid="0023f02e"/>
    </style:style>
    <style:style style:name="T6" style:family="text">
      <style:text-properties officeooo:rsid="00250993"/>
    </style:style>
    <style:style style:name="T7" style:family="text">
      <style:text-properties style:font-name="Droid Sans Mono" officeooo:rsid="00250993"/>
    </style:style>
    <style:style style:name="T8" style:family="text">
      <style:text-properties officeooo:rsid="0027065d"/>
    </style:style>
    <style:style style:name="T9" style:family="text">
      <style:text-properties officeooo:rsid="0028e961"/>
    </style:style>
    <style:style style:name="T10" style:family="text">
      <style:text-properties style:font-name="DejaVu Sans Mono" officeooo:rsid="0028e9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8">С++, к/р 3, 4</text:span><text:span text:style-name="T6"> </text:span><text:span text:style-name="T1">(</text:span><text:span text:style-name="T6">26</text:span><text:span text:style-name="T1">.</text:span><text:span text:style-name="T3">0</text:span><text:span text:style-name="T1">1.201</text:span><text:span text:style-name="T5">1</text:span><text:span text:style-name="T1">)</text:span></text:h>
      <text:list xml:id="list153008401" text:style-name="L1">
        <text:list-item>
          <text:p text:style-name="P4"><text:span text:style-name="T6">Создать функцию, которая по заданной C-строке, содержащей только цифры и, возможно, лидирующий знак ‘-’, возвращает соответствующее целое число. </text:span></text:p>
        </text:list-item>
        <text:list-item>
          <text:p text:style-name="P2"><text:span text:style-name="T6">Создать функцию, которая в заданной строке </text:span><text:span text:style-name="T7">std::string</text:span><text:span text:style-name="T6"> находит все подстроки, состоящие из записи целых чисел, преобразует их к целым числам с помощью функции из предыдущего задания и возвращает вектор этих чисел.</text:span></text:p>
          <text:p text:style-name="P2"><text:span text:style-name="T2">Указание</text:span><text:span text:style-name="T6">: запрещается пользоваться операцией []. </text:span></text:p>
        </text:list-item>
        <text:list-item>
          <text:p text:style-name="P3"><text:span text:style-name="T9">Создать класс </text:span><text:span text:style-name="T10">vector_3d</text:span><text:span text:style-name="T9"> </text:span><text:span text:style-name="T4">для хранения информации о векторе в трёхмерном вещест</text:span><text:span text:style-name="T9">венно</text:span><text:span text:style-name="T4">м пространстве (структура содержит три вещественных поля — координаты). </text:span><text:span text:style-name="T9">Предусмотреть конструктор без параметров, создающий вектор с нулевыми координатами, конструктор инициализирующий поля с помощью полученных параметров. Перегрузить операцию вывода в поток для класса </text:span><text:span text:style-name="T10">vector_3d</text:span><text:span text:style-name="T9">.</text:span></text:p>
        </text:list-item>
        <text:list-item>
          <text:p text:style-name="P3"><text:span text:style-name="T9">Перегрузить операции += (функция-член) и + (свободная функция) для класса </text:span><text:span text:style-name="T10">vector_3d</text:span><text:span text:style-name="T9">. Перегрузить операции – <text:s/>(унарный минус, функция-член), –=, – (бинарный минус). Все функции имеют смысл покоординатных арифметических операций, при этом + реализуется через +=, ,бинарный – через –=, –= через унарный 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3T00:00:50</dc:date>
    <dc:creator>Artem Pelenitsyn</dc:creator>
    <meta:editing-duration>PT00H59M53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153" meta:character-count="1105"/>
  </office:meta>
</office:document-meta>
</file>